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0c23" officeooo:paragraph-rsid="00080c23"/>
    </style:style>
    <style:style style:name="T1" style:family="text">
      <style:text-properties officeooo:rsid="00084a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first requirement of the MediSphere lies in the USERS where when targetting a large number of people in a large facility. We also need to see that their roles should be assigned. As for this Project we will be having a (Super Admin,Admin,Doctors,Patients,Nurses,Receptionists) Where all these users will be having the separate set of rules with them. The Super Admin is the only one who has access to the all the roles in the system. Who also has the System-Wide access to edit/update/creating new roles and etc. Where the admin has the access to all the roles but not as much powerful as the Super-Admin. And then the doc<text:span text:style-name="T1">tor who is the user of the system and has access to the patient’s health data (Only after the Patient provides a code) Valid only till the consultation) This provides a enhanced security for the patient’s health data. And then the patient’s are the customers of the healthcare facilities where they can see their reports,etc everything related to them. Along with the auto code which generates to share their limited data with the doctor. And the nurses who will be having the inventory access on how many of them are left in stock along with the patient’s data and the maintenance schedule(Looking over each patients) creating a timetable for them. And the receptionist will be the one who creates the account for the patients. Where the patients data are managed by them. Also they are the one who process the bill amounts for the patients offering multiple payment options(Cash,Credit Card,Debit Card,Insurance claim and e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oto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80c23" officeooo:paragraph-rsid="00080c23"/>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Requirements of Essentials in MediSpher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09:24:45.565063133</meta:creation-date>
    <dc:date>2025-02-15T23:16:15.946337082</dc:date>
    <meta:editing-duration>PT13H23M30S</meta:editing-duration>
    <meta:editing-cycles>2</meta:editing-cycles>
    <meta:generator>LibreOffice/24.8.4.2$Linux_X86_64 LibreOffice_project/480$Build-2</meta:generator>
    <meta:document-statistic meta:table-count="0" meta:image-count="0" meta:object-count="0" meta:page-count="1" meta:paragraph-count="2" meta:word-count="268" meta:character-count="1595" meta:non-whitespace-character-count="1329"/>
  </office:meta>
</office:document-meta>
</file>